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3985a2" officeooo:paragraph-rsid="003985a2"/>
    </style:style>
    <style:style style:name="P2" style:family="paragraph" style:parent-style-name="Heading_20_3">
      <style:text-properties officeooo:rsid="003985a2" officeooo:paragraph-rsid="003985a2"/>
    </style:style>
    <style:style style:name="P3" style:family="paragraph" style:parent-style-name="Text_20_body">
      <style:text-properties officeooo:rsid="003985a2" officeooo:paragraph-rsid="003985a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Engineering</text:h>
      <text:p text:style-name="P1">The Engineering program is to alter device settings of the substation components. You need to save the settings before they take effect. Restore settings will reload the device settings in the current dialog</text:p>
      <text:p text:style-name="P1"/>
      <text:p text:style-name="P1">Display of devices</text:p>
      <text:p text:style-name="P1"/>
      <text:p text:style-name="P1">display of settings</text:p>
      <text:p text:style-name="P1"/>
      <text:p text:style-name="P1">save and restore of setting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21:11:38.310743175</meta:creation-date>
    <meta:generator>LibreOffice/6.4.6.2$Linux_X86_64 LibreOffice_project/40$Build-2</meta:generator>
    <dc:date>2021-01-12T22:05:36.166649676</dc:date>
    <meta:editing-duration>PT55M45S</meta:editing-duration>
    <meta:editing-cycles>24</meta:editing-cycles>
    <meta:document-statistic meta:table-count="0" meta:image-count="0" meta:object-count="0" meta:page-count="1" meta:paragraph-count="5" meta:word-count="45" meta:character-count="283" meta:non-whitespace-character-count="243"/>
  </office:meta>
</office:document-meta>
</file>